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3C300000BCC00000BCCCC51AE0330201439.svg" manifest:media-type="image/svg+xml"/>
  <manifest:file-entry manifest:full-path="Pictures/100002010000007200000072A1A5A3D9C98C87BF.png" manifest:media-type="image/png"/>
  <manifest:file-entry manifest:full-path="Pictures/100002010000007200000072C2B0F478E243500C.png" manifest:media-type="image/png"/>
  <manifest:file-entry manifest:full-path="Pictures/1000042100000BCC00000BCCB132F1B118EFDC5A.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fo:min-height="10.983cm" fo:min-width="16.616cm"/>
    </style:style>
    <style:style style:name="gr2" style:family="graphic" style:parent-style-name="standard">
      <style:graphic-properties fo:min-height="2.76cm" fo:min-width="5.223cm"/>
    </style:style>
    <style:style style:name="gr3" style:family="graphic" style:parent-style-name="standard">
      <style:graphic-properties fo:min-height="2.857cm" fo:min-width="5.052cm"/>
    </style:style>
    <style:style style:name="gr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graphic-properties fo:min-height="6.032cm" fo:min-width="11.003cm"/>
    </style:style>
    <style:style style:name="gr13" style:family="graphic" style:parent-style-name="objectwithoutfill">
      <style:graphic-properties draw:fill="none"/>
    </style:style>
    <style:style style:name="gr14" style:family="graphic" style:parent-style-name="standard">
      <style:graphic-properties fo:min-height="3.508cm" fo:min-width="5.052cm"/>
    </style:style>
    <style:style style:name="gr15" style:family="graphic" style:parent-style-name="Объект_20_без_20_заливки_20_и_20_линий">
      <style:graphic-properties draw:stroke="none" draw:fill="none" draw:color-mode="standard" draw:luminance="0%" draw:contrast="0%" draw:gamma="100%" draw:red="0%" draw:green="0%" draw:blue="0%" fo:clip="rect(0cm, 0cm, 0cm, 0cm)" draw:image-opacity="100%" style:mirror="none"/>
    </style:style>
    <style:style style:name="gr16" style:family="graphic" style:parent-style-name="standard">
      <style:graphic-properties draw:textarea-horizontal-align="justify" draw:textarea-vertical-align="middle" draw:auto-grow-height="false" fo:min-height="3.951cm" fo:min-width="0cm"/>
    </style:style>
    <style:style style:name="gr17" style:family="graphic" style:parent-style-name="standard">
      <style:graphic-properties draw:textarea-horizontal-align="justify" draw:textarea-vertical-align="middle" draw:auto-grow-height="false" fo:min-height="4.153cm" fo:min-width="0cm"/>
    </style:style>
    <style:style style:name="gr18" style:family="graphic" style:parent-style-name="standard">
      <style:graphic-properties draw:textarea-horizontal-align="justify" draw:textarea-vertical-align="middle" draw:auto-grow-height="false" fo:min-height="4.55cm" fo:min-width="0.3cm"/>
    </style:style>
    <style:style style:name="gr19" style:family="graphic" style:parent-style-name="standard">
      <style:graphic-properties draw:textarea-horizontal-align="justify" draw:textarea-vertical-align="middle" draw:auto-grow-height="false" fo:min-height="7.262cm" fo:min-width="0cm"/>
    </style:style>
    <style:style style:name="gr20" style:family="graphic" style:parent-style-name="standard">
      <style:graphic-properties draw:textarea-horizontal-align="justify" draw:textarea-vertical-align="middle" draw:auto-grow-height="false" fo:min-height="7.573cm" fo:min-width="0cm"/>
    </style:style>
    <style:style style:name="gr2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8" style:family="graphic" style:parent-style-name="net-x">
      <style:graphic-properties fo:min-height="1.713cm" fo:min-width="2.669cm"/>
    </style:style>
    <style:style style:name="gr4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6"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7" style:family="graphic" style:parent-style-name="standard">
      <style:graphic-properties draw:textarea-horizontal-align="justify" draw:textarea-vertical-align="middle" draw:auto-grow-height="false" fo:min-height="7.443cm" fo:min-width="0cm"/>
    </style:style>
    <style:style style:name="gr58" style:family="graphic" style:parent-style-name="standard">
      <style:graphic-properties draw:textarea-horizontal-align="justify" draw:textarea-vertical-align="middle" draw:auto-grow-height="false" fo:min-height="7.94cm" fo:min-width="0.3cm"/>
    </style:style>
    <style:style style:name="gr5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layer="layout" svg:width="17.116cm" svg:height="11.231cm" draw:transform="rotate (0.015707963267949) translate (1.61cm 2.069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0.0/8</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layer="layout" svg:width="5.723cm" svg:height="3.01cm" draw:transform="rotate (0.015707963267949) translate (10.999cm 8.49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1.0/24</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layer="layout" svg:width="5.552cm" svg:height="3.106cm" draw:transform="rotate (0.015707963267949) translate (3.5cm 3.187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2.0/24</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Обычный">
        <draw:g xml:id="id1" draw:id="id1">
          <draw:path draw:style-name="gr4" draw:text-style-name="P1" draw:layer="layout" svg:width="1.511cm" svg:height="1.126cm" svg:x="13.4cm" svg:y="13.286cm" svg:viewBox="0 0 1512 1127" svg:d="M0 1127c658 0 1512-322 1512-644s-25-483-505-483c0 345-1007 666-1007 1127z">
            <text:p/>
          </draw:path>
          <draw:path draw:style-name="gr5" draw:text-style-name="P2" draw:layer="layout" svg:width="3.695cm" svg:height="1.933cm" svg:x="10.713cm" svg:y="12.561cm" svg:viewBox="0 0 3696 1934" svg:d="M3696 0c0 0 0 1290-2 966 3 565-797 968-1844 968-1048 0-1849-403-1850-968 1 1 0-402 0-966 0 564 840 966 1848 966 1009 0 1848-402 1848-966z">
            <text:p/>
          </draw:path>
          <draw:path draw:style-name="gr6" draw:text-style-name="P3" draw:layer="layout" svg:width="3.693cm" svg:height="1.93cm" svg:x="10.712cm" svg:y="11.595cm" svg:viewBox="0 0 3694 1931" svg:d="M1847 0c1048 0 1847 418 1847 965 0 548-799 966-1847 966-1047 0-1847-418-1847-966 0-547 800-965 1847-965z">
            <text:p/>
          </draw:path>
          <draw:polygon draw:style-name="gr7" draw:text-style-name="P4" draw:layer="layout" svg:width="1.008cm" svg:height="0.482cm" svg:x="12.728cm" svg:y="12.642cm" svg:viewBox="0 0 1009 483" draw:points="504,0 337,81 1009,403 840,483 168,161 0,242 0,0">
            <text:p/>
          </draw:polygon>
          <draw:polygon draw:style-name="gr8" draw:text-style-name="P4" draw:layer="layout" svg:width="1.006cm" svg:height="0.482cm" svg:x="11.384cm" svg:y="11.998cm" svg:viewBox="0 0 1007 483" draw:points="840,322 1007,242 1007,483 503,483 671,403 0,81 168,0">
            <text:p/>
          </draw:polygon>
          <draw:polygon draw:style-name="gr9" draw:text-style-name="P4" draw:layer="layout" svg:width="1.008cm" svg:height="0.482cm" svg:x="11.384cm" svg:y="12.642cm" svg:viewBox="0 0 1009 483" draw:points="168,322 841,0 1009,81 335,403 503,483 0,483 0,242">
            <text:p/>
          </draw:polygon>
          <draw:polygon draw:style-name="gr10" draw:text-style-name="P4" draw:layer="layout" svg:width="1.006cm" svg:height="0.482cm" svg:x="12.728cm" svg:y="11.998cm" svg:viewBox="0 0 1007 483" draw:points="671,81 503,0 1007,0 1007,242 840,161 168,483 0,403">
            <text:p/>
          </draw:polygon>
          <draw:path draw:style-name="gr11" draw:text-style-name="P5" draw:layer="layout" svg:width="3.696cm" svg:height="2.898cm" svg:x="10.712cm" svg:y="11.595cm" svg:viewBox="0 0 3697 2899" svg:d="M1847 0c1048 0 1850 419 1850 966l-1 967c0 563-840 966-1848 966-1007 0-1848-403-1848-966 0 0 1-967 0-968 0-547 800-965 1847-965z">
            <text:p/>
          </draw:path>
        </draw:g>
        <draw:custom-shape draw:style-name="gr12" xml:id="id2" draw:id="id2" draw:layer="layout" svg:width="11.503cm" svg:height="6.283cm" draw:transform="rotate (0.015707963267949) translate (7.309cm 21.176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0.0/8</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6" draw:layer="layout" draw:type="line" svg:x1="12.812cm" svg:y1="14.495cm" svg:x2="12.874cm" svg:y2="21.598cm" draw:start-shape="id1" draw:start-glue-point="2" draw:end-shape="id2" draw:end-glue-point="27" svg:d="M12812 14495l62 7103" svg:viewBox="0 0 63 7104">
          <text:p/>
        </draw:connector>
        <draw:custom-shape draw:style-name="gr14" xml:id="id3" draw:id="id3" draw:layer="layout" svg:width="5.552cm" svg:height="3.757cm" draw:transform="rotate (0.015707963267949) translate (1.202cm 10.937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2.0/24</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xml:id="id4" draw:id="id4" draw:layer="layout" svg:width="5.723cm" svg:height="3.01cm" draw:transform="rotate (0.015707963267949) translate (9.687cm 2.485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1.0/24</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6" draw:layer="layout" draw:type="line" svg:x1="6.645cm" svg:y1="13.085cm" svg:x2="10.712cm" svg:y2="13.045cm" draw:start-shape="id3" draw:start-glue-point="40" draw:end-shape="id1" svg:d="M6645 13085l4067-40" svg:viewBox="0 0 4068 41">
          <text:p/>
        </draw:connector>
        <draw:connector draw:style-name="gr13" draw:text-style-name="P6" draw:layer="layout" draw:type="line" svg:x1="12.836cm" svg:y1="5.41cm" svg:x2="12.812cm" svg:y2="11.595cm" draw:start-shape="id4" draw:start-glue-point="50" draw:end-shape="id1" draw:end-glue-point="0" svg:d="M12836 5410l-24 6185" svg:viewBox="0 0 25 6186">
          <text:p/>
        </draw:connector>
        <draw:frame draw:style-name="gr15" draw:text-style-name="P6" draw:layer="layout" svg:width="2.319cm" svg:height="2.319cm" svg:x="7.712cm" svg:y="15.476cm">
          <draw:image xlink:href="Pictures/1000042100000BCC00000BCCB132F1B118EFDC5A.svg" xlink:type="simple" xlink:show="embed" xlink:actuate="onLoad">
            <text:p/>
          </draw:image>
          <draw:image xlink:href="Pictures/100002010000007200000072A1A5A3D9C98C87BF.png" xlink:type="simple" xlink:show="embed" xlink:actuate="onLoad"/>
        </draw:frame>
        <draw:custom-shape draw:style-name="gr16" draw:text-style-name="P7" draw:layer="layout" svg:width="0.8cm" svg:height="4.8cm" draw:transform="rotate (0.687485192360566) translate (6.112cm 15.885cm)">
          <text:p/>
          <draw:enhanced-geometry svg:viewBox="0 0 21600 21600" draw:text-areas="?f0 ?f7 ?f2 21600" draw:type="up-arrow" draw:modifiers="3999.66673609665 5959.5505617977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7" draw:layer="layout" svg:width="0.8cm" svg:height="4.8cm" draw:transform="rotate (0.687485192360566) translate (5.423cm 16.429cm)">
          <text:p/>
          <draw:enhanced-geometry svg:viewBox="0 0 21600 21600" draw:mirror-vertical="true" draw:mirror-horizontal="true" draw:text-areas="?f0 ?f7 ?f2 21600" draw:type="up-arrow" draw:modifiers="3999.66673609665 5959.5505617977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6" draw:layer="layout" svg:width="2.17cm" svg:height="2.17cm" svg:x="5.042cm" svg:y="17.725cm">
          <draw:image xlink:href="Pictures/100003C300000BCC00000BCCCC51AE0330201439.svg" xlink:type="simple" xlink:show="embed" xlink:actuate="onLoad">
            <text:p/>
          </draw:image>
          <draw:image xlink:href="Pictures/100002010000007200000072C2B0F478E243500C.png" xlink:type="simple" xlink:show="embed" xlink:actuate="onLoad"/>
        </draw:frame>
        <draw:custom-shape draw:style-name="gr17" draw:text-style-name="P7" draw:layer="layout" svg:width="0.8cm" svg:height="4.8cm" draw:transform="rotate (0.687485192360566) translate (6.146cm 7.089cm)">
          <text:p/>
          <draw:enhanced-geometry svg:viewBox="0 0 21600 21600" draw:mirror-vertical="true" draw:text-areas="?f0 ?f7 ?f2 21600" draw:type="up-arrow" draw:modifiers="3999.66673609665 5959.5505617977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7" draw:layer="layout" svg:width="0.8cm" svg:height="4.8cm" draw:transform="rotate (0.687485192360566) translate (6.81cm 7.503cm)">
          <text:p/>
          <draw:enhanced-geometry svg:viewBox="0 0 21600 21600" draw:mirror-vertical="false" draw:mirror-horizontal="true" draw:text-areas="?f0 ?f7 ?f2 21600" draw:type="up-arrow" draw:modifiers="3999.66673609665 5959.5505617977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6" draw:layer="layout" svg:width="2.17cm" svg:height="2.17cm" svg:x="8.342cm" svg:y="8.695cm">
          <draw:image xlink:href="Pictures/100003C300000BCC00000BCCCC51AE0330201439.svg" xlink:type="simple" xlink:show="embed" xlink:actuate="onLoad">
            <text:p/>
          </draw:image>
          <draw:image xlink:href="Pictures/100002010000007200000072C2B0F478E243500C.png" xlink:type="simple" xlink:show="embed" xlink:actuate="onLoad"/>
        </draw:frame>
        <draw:frame draw:style-name="gr15" draw:text-style-name="P6" draw:layer="layout" svg:width="2.17cm" svg:height="2.17cm" svg:x="6.142cm" svg:y="6.525cm">
          <draw:image xlink:href="Pictures/100003C300000BCC00000BCCCC51AE0330201439.svg" xlink:type="simple" xlink:show="embed" xlink:actuate="onLoad">
            <text:p/>
          </draw:image>
          <draw:image xlink:href="Pictures/100002010000007200000072C2B0F478E243500C.png" xlink:type="simple" xlink:show="embed" xlink:actuate="onLoad"/>
        </draw:frame>
        <draw:custom-shape draw:style-name="gr19" draw:text-style-name="P7" draw:layer="layout" svg:width="0.8cm" svg:height="8.19cm" draw:transform="rotate (0.00349065850398866) translate (16.285cm 9.298cm)">
          <text:p/>
          <draw:enhanced-geometry svg:viewBox="0 0 21600 21600" draw:text-areas="?f0 ?f7 ?f2 21600" draw:type="up-arrow" draw:modifiers="2323.23281650592 4692.1348314606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7" draw:layer="layout" svg:width="0.8cm" svg:height="8.19cm" draw:transform="rotate (0.00226892802759263) translate (17.212cm 9.297cm)">
          <text:p/>
          <draw:enhanced-geometry svg:viewBox="0 0 21600 21600" draw:mirror-vertical="true" draw:text-areas="?f0 ?f7 ?f2 21600" draw:type="up-arrow" draw:modifiers="2001.51385667196 5555.0561797752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6" draw:layer="layout" svg:width="2.319cm" svg:height="2.319cm" svg:x="14.412cm" svg:y="12.076cm">
          <draw:image xlink:href="Pictures/1000042100000BCC00000BCCB132F1B118EFDC5A.svg" xlink:type="simple" xlink:show="embed" xlink:actuate="onLoad">
            <text:p/>
          </draw:image>
          <draw:image xlink:href="Pictures/100002010000007200000072A1A5A3D9C98C87BF.png" xlink:type="simple" xlink:show="embed" xlink:actuate="onLoad"/>
        </draw:frame>
        <draw:frame draw:style-name="gr15" draw:text-style-name="P6" draw:layer="layout" svg:width="2.17cm" svg:height="2.17cm" svg:x="17.742cm" svg:y="12.125cm">
          <draw:image xlink:href="Pictures/100003C300000BCC00000BCCCC51AE0330201439.svg" xlink:type="simple" xlink:show="embed" xlink:actuate="onLoad">
            <text:p/>
          </draw:image>
          <draw:image xlink:href="Pictures/100002010000007200000072C2B0F478E243500C.png" xlink:type="simple" xlink:show="embed" xlink:actuate="onLoad"/>
        </draw:frame>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1" draw:text-style-name="P1" draw:layer="layout" svg:width="1.851cm" svg:height="1.189cm" svg:x="12.96cm" svg:y="21.535cm" svg:viewBox="0 0 1852 1190" svg:d="M0 1190c475 0 1698-560 1819-770s-121-420-242-420c0 300-1577 690-1577 1190z">
            <text:p/>
          </draw:path>
          <draw:g>
            <draw:polygon draw:style-name="gr22" draw:text-style-name="P8" draw:layer="layout" svg:width="1.697cm" svg:height="1.819cm" svg:x="11.174cm" svg:y="20.975cm" svg:viewBox="0 0 1698 1820" draw:points="0,840 0,0 1698,980 1698,1820">
              <text:p/>
            </draw:polygon>
            <draw:polygon draw:style-name="gr23" draw:text-style-name="P9" draw:layer="layout" svg:width="1.696cm" svg:height="1.819cm" svg:x="12.872cm" svg:y="20.975cm" svg:viewBox="0 0 1697 1820" draw:points="0,1820 0,980 1697,0 1697,840">
              <text:p/>
            </draw:polygon>
            <draw:polygon draw:style-name="gr24" draw:text-style-name="P10" draw:layer="layout" svg:width="3.394cm" svg:height="1.959cm" svg:x="11.174cm" svg:y="19.995cm" svg:viewBox="0 0 3395 1960" draw:points="1698,1960 0,980 1698,0 3395,980">
              <text:p/>
            </draw:polygon>
            <draw:polygon draw:style-name="gr25" draw:text-style-name="P11" draw:layer="layout" svg:width="3.394cm" svg:height="2.799cm" svg:x="11.174cm" svg:y="19.995cm" svg:viewBox="0 0 3395 2800" draw:points="0,1820 0,980 1698,0 3395,980 3395,1820 1698,2800">
              <text:p/>
            </draw:polygon>
            <draw:polygon draw:style-name="gr26" draw:text-style-name="P4" draw:layer="layout" svg:width="0.848cm" svg:height="0.489cm" svg:x="11.659cm" svg:y="20.905cm" svg:viewBox="0 0 849 490" draw:points="121,140 728,490 849,420 242,70 363,0 0,0 0,210">
              <text:p/>
            </draw:polygon>
            <draw:polygon draw:style-name="gr27" draw:text-style-name="P4" draw:layer="layout" svg:width="0.847cm" svg:height="0.489cm" svg:x="12.508cm" svg:y="20.975cm" svg:viewBox="0 0 848 490" draw:points="605,420 484,490 848,490 848,280 727,350 121,0 0,70">
              <text:p/>
            </draw:polygon>
            <draw:polygon draw:style-name="gr28" draw:text-style-name="P4" draw:layer="layout" svg:width="0.847cm" svg:height="0.489cm" svg:x="12.387cm" svg:y="20.485cm" svg:viewBox="0 0 848 490" draw:points="121,140 727,490 848,420 242,70 363,0 0,0 0,210">
              <text:p/>
            </draw:polygon>
            <draw:polygon draw:style-name="gr29" draw:text-style-name="P4" draw:layer="layout" svg:width="0.847cm" svg:height="0.489cm" svg:x="13.236cm" svg:y="20.555cm" svg:viewBox="0 0 848 490" draw:points="605,420 484,490 848,490 848,280 727,350 121,0 0,70">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0" draw:text-style-name="P1" draw:layer="layout" svg:width="1.851cm" svg:height="1.189cm" svg:x="7.36cm" svg:y="12.935cm" svg:viewBox="0 0 1852 1190" svg:d="M0 1190c475 0 1698-560 1819-770s-121-420-242-420c0 300-1577 690-1577 1190z">
            <text:p/>
          </draw:path>
          <draw:g>
            <draw:polygon draw:style-name="gr31" draw:text-style-name="P8" draw:layer="layout" svg:width="1.697cm" svg:height="1.819cm" svg:x="5.574cm" svg:y="12.375cm" svg:viewBox="0 0 1698 1820" draw:points="0,840 0,0 1698,980 1698,1820">
              <text:p/>
            </draw:polygon>
            <draw:polygon draw:style-name="gr32" draw:text-style-name="P9" draw:layer="layout" svg:width="1.696cm" svg:height="1.819cm" svg:x="7.272cm" svg:y="12.375cm" svg:viewBox="0 0 1697 1820" draw:points="0,1820 0,980 1697,0 1697,840">
              <text:p/>
            </draw:polygon>
            <draw:polygon draw:style-name="gr33" draw:text-style-name="P10" draw:layer="layout" svg:width="3.394cm" svg:height="1.959cm" svg:x="5.574cm" svg:y="11.395cm" svg:viewBox="0 0 3395 1960" draw:points="1698,1960 0,980 1698,0 3395,980">
              <text:p/>
            </draw:polygon>
            <draw:polygon draw:style-name="gr34" draw:text-style-name="P11" draw:layer="layout" svg:width="3.394cm" svg:height="2.799cm" svg:x="5.574cm" svg:y="11.395cm" svg:viewBox="0 0 3395 2800" draw:points="0,1820 0,980 1698,0 3395,980 3395,1820 1698,2800">
              <text:p/>
            </draw:polygon>
            <draw:polygon draw:style-name="gr35" draw:text-style-name="P4" draw:layer="layout" svg:width="0.848cm" svg:height="0.489cm" svg:x="6.059cm" svg:y="12.305cm" svg:viewBox="0 0 849 490" draw:points="121,140 728,490 849,420 242,70 363,0 0,0 0,210">
              <text:p/>
            </draw:polygon>
            <draw:polygon draw:style-name="gr36" draw:text-style-name="P4" draw:layer="layout" svg:width="0.847cm" svg:height="0.489cm" svg:x="6.908cm" svg:y="12.375cm" svg:viewBox="0 0 848 490" draw:points="605,420 484,490 848,490 848,280 727,350 121,0 0,70">
              <text:p/>
            </draw:polygon>
            <draw:polygon draw:style-name="gr37" draw:text-style-name="P4" draw:layer="layout" svg:width="0.847cm" svg:height="0.489cm" svg:x="6.787cm" svg:y="11.885cm" svg:viewBox="0 0 848 490" draw:points="121,140 727,490 848,420 242,70 363,0 0,0 0,210">
              <text:p/>
            </draw:polygon>
            <draw:polygon draw:style-name="gr38" draw:text-style-name="P4" draw:layer="layout" svg:width="0.847cm" svg:height="0.489cm" svg:x="7.636cm" svg:y="11.955cm" svg:viewBox="0 0 848 490" draw:points="605,420 484,490 848,490 848,280 727,350 121,0 0,70">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9" draw:text-style-name="P1" draw:layer="layout" svg:width="1.851cm" svg:height="1.189cm" svg:x="12.898cm" svg:y="5.935cm" svg:viewBox="0 0 1852 1190" svg:d="M0 1190c475 0 1698-560 1819-770s-121-420-242-420c0 300-1577 690-1577 1190z">
            <text:p/>
          </draw:path>
          <draw:g>
            <draw:polygon draw:style-name="gr40" draw:text-style-name="P8" draw:layer="layout" svg:width="1.697cm" svg:height="1.819cm" svg:x="11.112cm" svg:y="5.375cm" svg:viewBox="0 0 1698 1820" draw:points="0,840 0,0 1698,980 1698,1820">
              <text:p/>
            </draw:polygon>
            <draw:polygon draw:style-name="gr41" draw:text-style-name="P9" draw:layer="layout" svg:width="1.696cm" svg:height="1.819cm" svg:x="12.81cm" svg:y="5.375cm" svg:viewBox="0 0 1697 1820" draw:points="0,1820 0,980 1697,0 1697,840">
              <text:p/>
            </draw:polygon>
            <draw:polygon draw:style-name="gr42" draw:text-style-name="P10" draw:layer="layout" svg:width="3.394cm" svg:height="1.959cm" svg:x="11.112cm" svg:y="4.395cm" svg:viewBox="0 0 3395 1960" draw:points="1698,1960 0,980 1698,0 3395,980">
              <text:p/>
            </draw:polygon>
            <draw:polygon draw:style-name="gr43" draw:text-style-name="P11" draw:layer="layout" svg:width="3.394cm" svg:height="2.799cm" svg:x="11.112cm" svg:y="4.395cm" svg:viewBox="0 0 3395 2800" draw:points="0,1820 0,980 1698,0 3395,980 3395,1820 1698,2800">
              <text:p/>
            </draw:polygon>
            <draw:polygon draw:style-name="gr44" draw:text-style-name="P4" draw:layer="layout" svg:width="0.848cm" svg:height="0.489cm" svg:x="11.597cm" svg:y="5.305cm" svg:viewBox="0 0 849 490" draw:points="121,140 728,490 849,420 242,70 363,0 0,0 0,210">
              <text:p/>
            </draw:polygon>
            <draw:polygon draw:style-name="gr45" draw:text-style-name="P4" draw:layer="layout" svg:width="0.847cm" svg:height="0.489cm" svg:x="12.446cm" svg:y="5.375cm" svg:viewBox="0 0 848 490" draw:points="605,420 484,490 848,490 848,280 727,350 121,0 0,70">
              <text:p/>
            </draw:polygon>
            <draw:polygon draw:style-name="gr46" draw:text-style-name="P4" draw:layer="layout" svg:width="0.847cm" svg:height="0.489cm" svg:x="12.325cm" svg:y="4.885cm" svg:viewBox="0 0 848 490" draw:points="121,140 727,490 848,420 242,70 363,0 0,0 0,210">
              <text:p/>
            </draw:polygon>
            <draw:polygon draw:style-name="gr47" draw:text-style-name="P4" draw:layer="layout" svg:width="0.847cm" svg:height="0.489cm" svg:x="13.174cm" svg:y="4.955cm" svg:viewBox="0 0 848 490" draw:points="605,420 484,490 848,490 848,280 727,350 121,0 0,70">
              <text:p/>
            </draw:polygon>
          </draw:g>
        </draw:g>
        <draw:custom-shape draw:style-name="gr48" draw:layer="layout" svg:width="3.169cm" svg:height="1.963cm" draw:transform="rotate (0.015707963267949) translate (8.41cm 21.945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2.0/24</text:p>
          <text:p>cut</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layer="layout" svg:width="3.169cm" svg:height="1.963cm" draw:transform="rotate (0.015707963267949) translate (14.41cm 24.345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1.0/24</text:p>
          <text:p>cut</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Обычный">
        <draw:g xml:id="id5" draw:id="id5">
          <draw:path draw:style-name="gr49" draw:text-style-name="P1" draw:layer="layout" svg:width="1.511cm" svg:height="1.126cm" svg:x="13.364cm" svg:y="13.109cm" svg:viewBox="0 0 1512 1127" svg:d="M0 1127c658 0 1512-322 1512-644s-25-483-505-483c0 345-1007 666-1007 1127z">
            <text:p/>
          </draw:path>
          <draw:path draw:style-name="gr50" draw:text-style-name="P2" draw:layer="layout" svg:width="3.695cm" svg:height="1.933cm" svg:x="10.677cm" svg:y="12.384cm" svg:viewBox="0 0 3696 1934" svg:d="M3696 0c0 0 0 1290-2 966 3 565-797 968-1844 968-1048 0-1849-403-1850-968 1 1 0-402 0-966 0 564 840 966 1848 966 1009 0 1848-402 1848-966z">
            <text:p/>
          </draw:path>
          <draw:path draw:style-name="gr51" draw:text-style-name="P3" draw:layer="layout" svg:width="3.693cm" svg:height="1.93cm" svg:x="10.676cm" svg:y="11.418cm" svg:viewBox="0 0 3694 1931" svg:d="M1847 0c1048 0 1847 418 1847 965 0 548-799 966-1847 966-1047 0-1847-418-1847-966 0-547 800-965 1847-965z">
            <text:p/>
          </draw:path>
          <draw:polygon draw:style-name="gr52" draw:text-style-name="P4" draw:layer="layout" svg:width="1.008cm" svg:height="0.482cm" svg:x="12.692cm" svg:y="12.465cm" svg:viewBox="0 0 1009 483" draw:points="504,0 337,81 1009,403 840,483 168,161 0,242 0,0">
            <text:p/>
          </draw:polygon>
          <draw:polygon draw:style-name="gr53" draw:text-style-name="P4" draw:layer="layout" svg:width="1.006cm" svg:height="0.482cm" svg:x="11.348cm" svg:y="11.821cm" svg:viewBox="0 0 1007 483" draw:points="840,322 1007,242 1007,483 503,483 671,403 0,81 168,0">
            <text:p/>
          </draw:polygon>
          <draw:polygon draw:style-name="gr54" draw:text-style-name="P4" draw:layer="layout" svg:width="1.008cm" svg:height="0.482cm" svg:x="11.348cm" svg:y="12.465cm" svg:viewBox="0 0 1009 483" draw:points="168,322 841,0 1009,81 335,403 503,483 0,483 0,242">
            <text:p/>
          </draw:polygon>
          <draw:polygon draw:style-name="gr55" draw:text-style-name="P4" draw:layer="layout" svg:width="1.006cm" svg:height="0.482cm" svg:x="12.692cm" svg:y="11.821cm" svg:viewBox="0 0 1007 483" draw:points="671,81 503,0 1007,0 1007,242 840,161 168,483 0,403">
            <text:p/>
          </draw:polygon>
          <draw:path draw:style-name="gr56" draw:text-style-name="P5" draw:layer="layout" svg:width="3.696cm" svg:height="2.898cm" svg:x="10.676cm" svg:y="11.418cm" svg:viewBox="0 0 3697 2899" svg:d="M1847 0c1048 0 1850 419 1850 966l-1 967c0 563-840 966-1848 966-1007 0-1848-403-1848-966 0 0 1-967 0-968 0-547 800-965 1847-965z">
            <text:p/>
          </draw:path>
        </draw:g>
        <draw:custom-shape draw:style-name="gr12" xml:id="id6" draw:id="id6" draw:layer="layout" svg:width="11.503cm" svg:height="6.283cm" draw:transform="rotate (0.015707963267949) translate (7.273cm 20.999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0.0/8</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6" draw:layer="layout" draw:type="line" svg:x1="12.776cm" svg:y1="14.318cm" svg:x2="12.838cm" svg:y2="21.421cm" draw:start-shape="id5" draw:start-glue-point="2" draw:end-shape="id6" draw:end-glue-point="27" svg:d="M12776 14318l62 7103" svg:viewBox="0 0 63 7104">
          <text:p/>
        </draw:connector>
        <draw:custom-shape draw:style-name="gr14" xml:id="id7" draw:id="id7" draw:layer="layout" svg:width="5.552cm" svg:height="3.757cm" draw:transform="rotate (0.015707963267949) translate (1.166cm 10.76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2.0/24</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xml:id="id8" draw:id="id8" draw:layer="layout" svg:width="5.723cm" svg:height="3.01cm" draw:transform="rotate (0.015707963267949) translate (9.651cm 2.308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1.0/24</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6" draw:layer="layout" draw:type="line" svg:x1="6.609cm" svg:y1="12.908cm" svg:x2="10.676cm" svg:y2="12.868cm" draw:start-shape="id7" draw:start-glue-point="40" draw:end-shape="id5" svg:d="M6609 12908l4067-40" svg:viewBox="0 0 4068 41">
          <text:p/>
        </draw:connector>
        <draw:connector draw:style-name="gr13" draw:text-style-name="P6" draw:layer="layout" draw:type="line" svg:x1="12.8cm" svg:y1="5.233cm" svg:x2="12.776cm" svg:y2="11.418cm" draw:start-shape="id8" draw:start-glue-point="50" draw:end-shape="id5" draw:end-glue-point="0" svg:d="M12800 5233l-24 6185" svg:viewBox="0 0 25 6186">
          <text:p/>
        </draw:connector>
        <draw:custom-shape draw:style-name="gr17" draw:text-style-name="P7" draw:layer="layout" svg:width="0.8cm" svg:height="4.8cm" draw:transform="rotate (0.687485192360566) translate (6.076cm 15.708cm)">
          <text:p/>
          <draw:enhanced-geometry svg:viewBox="0 0 21600 21600" draw:text-areas="?f0 ?f7 ?f2 21600" draw:type="up-arrow" draw:modifiers="3999.66673609665 5959.5505617977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7" draw:layer="layout" svg:width="0.8cm" svg:height="4.8cm" draw:transform="rotate (0.687485192360566) translate (5.387cm 16.252cm)">
          <text:p/>
          <draw:enhanced-geometry svg:viewBox="0 0 21600 21600" draw:mirror-vertical="true" draw:mirror-horizontal="true" draw:text-areas="?f0 ?f7 ?f2 21600" draw:type="up-arrow" draw:modifiers="3999.66673609665 5959.5505617977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6" draw:layer="layout" svg:width="2.17cm" svg:height="2.17cm" svg:x="5.006cm" svg:y="17.548cm">
          <draw:image xlink:href="Pictures/100003C300000BCC00000BCCCC51AE0330201439.svg" xlink:type="simple" xlink:show="embed" xlink:actuate="onLoad">
            <text:p/>
          </draw:image>
          <draw:image xlink:href="Pictures/100002010000007200000072C2B0F478E243500C.png" xlink:type="simple" xlink:show="embed" xlink:actuate="onLoad"/>
        </draw:frame>
        <draw:custom-shape draw:style-name="gr18" draw:text-style-name="P7" draw:layer="layout" svg:width="0.8cm" svg:height="4.8cm" draw:transform="rotate (0.687485192360566) translate (6.11cm 6.912cm)">
          <text:p/>
          <draw:enhanced-geometry svg:viewBox="0 0 21600 21600" draw:mirror-vertical="true" draw:text-areas="?f0 ?f7 ?f2 21600" draw:type="up-arrow" draw:modifiers="3999.66673609665 5959.5505617977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7" draw:layer="layout" svg:width="0.8cm" svg:height="4.8cm" draw:transform="rotate (0.687485192360566) translate (6.774cm 7.326cm)">
          <text:p/>
          <draw:enhanced-geometry svg:viewBox="0 0 21600 21600" draw:mirror-vertical="false" draw:mirror-horizontal="true" draw:text-areas="?f0 ?f7 ?f2 21600" draw:type="up-arrow" draw:modifiers="3999.66673609665 5959.5505617977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6" draw:layer="layout" svg:width="2.17cm" svg:height="2.17cm" svg:x="8.306cm" svg:y="8.518cm">
          <draw:image xlink:href="Pictures/100003C300000BCC00000BCCCC51AE0330201439.svg" xlink:type="simple" xlink:show="embed" xlink:actuate="onLoad">
            <text:p/>
          </draw:image>
          <draw:image xlink:href="Pictures/100002010000007200000072C2B0F478E243500C.png" xlink:type="simple" xlink:show="embed" xlink:actuate="onLoad"/>
        </draw:frame>
        <draw:frame draw:style-name="gr15" draw:text-style-name="P6" draw:layer="layout" svg:width="2.17cm" svg:height="2.17cm" svg:x="6.106cm" svg:y="6.348cm">
          <draw:image xlink:href="Pictures/100003C300000BCC00000BCCCC51AE0330201439.svg" xlink:type="simple" xlink:show="embed" xlink:actuate="onLoad">
            <text:p/>
          </draw:image>
          <draw:image xlink:href="Pictures/100002010000007200000072C2B0F478E243500C.png" xlink:type="simple" xlink:show="embed" xlink:actuate="onLoad"/>
        </draw:frame>
        <draw:custom-shape draw:style-name="gr57" draw:text-style-name="P7" draw:layer="layout" svg:width="0.8cm" svg:height="8.19cm" draw:transform="rotate (0.00349065850398866) translate (16.249cm 9.121cm)">
          <text:p/>
          <draw:enhanced-geometry svg:viewBox="0 0 21600 21600" draw:text-areas="?f0 ?f7 ?f2 21600" draw:type="up-arrow" draw:modifiers="2323.23281650592 4692.1348314606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7" draw:layer="layout" svg:width="0.8cm" svg:height="8.19cm" draw:transform="rotate (0.00226892802759263) translate (17.176cm 9.12cm)">
          <text:p/>
          <draw:enhanced-geometry svg:viewBox="0 0 21600 21600" draw:mirror-vertical="true" draw:text-areas="?f0 ?f7 ?f2 21600" draw:type="up-arrow" draw:modifiers="2001.51385667196 5555.0561797752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6" draw:layer="layout" svg:width="2.17cm" svg:height="2.17cm" svg:x="17.706cm" svg:y="11.948cm">
          <draw:image xlink:href="Pictures/100003C300000BCC00000BCCCC51AE0330201439.svg" xlink:type="simple" xlink:show="embed" xlink:actuate="onLoad">
            <text:p/>
          </draw:image>
          <draw:image xlink:href="Pictures/100002010000007200000072C2B0F478E243500C.png" xlink:type="simple" xlink:show="embed" xlink:actuate="onLoad"/>
        </draw:frame>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59" draw:text-style-name="P1" draw:layer="layout" svg:width="1.851cm" svg:height="1.189cm" svg:x="12.924cm" svg:y="21.358cm" svg:viewBox="0 0 1852 1190" svg:d="M0 1190c475 0 1698-560 1819-770s-121-420-242-420c0 300-1577 690-1577 1190z">
            <text:p/>
          </draw:path>
          <draw:g>
            <draw:polygon draw:style-name="gr60" draw:text-style-name="P8" draw:layer="layout" svg:width="1.697cm" svg:height="1.819cm" svg:x="11.138cm" svg:y="20.798cm" svg:viewBox="0 0 1698 1820" draw:points="0,840 0,0 1698,980 1698,1820">
              <text:p/>
            </draw:polygon>
            <draw:polygon draw:style-name="gr61" draw:text-style-name="P9" draw:layer="layout" svg:width="1.696cm" svg:height="1.819cm" svg:x="12.836cm" svg:y="20.798cm" svg:viewBox="0 0 1697 1820" draw:points="0,1820 0,980 1697,0 1697,840">
              <text:p/>
            </draw:polygon>
            <draw:polygon draw:style-name="gr62" draw:text-style-name="P10" draw:layer="layout" svg:width="3.394cm" svg:height="1.959cm" svg:x="11.138cm" svg:y="19.818cm" svg:viewBox="0 0 3395 1960" draw:points="1698,1960 0,980 1698,0 3395,980">
              <text:p/>
            </draw:polygon>
            <draw:polygon draw:style-name="gr63" draw:text-style-name="P11" draw:layer="layout" svg:width="3.394cm" svg:height="2.799cm" svg:x="11.138cm" svg:y="19.818cm" svg:viewBox="0 0 3395 2800" draw:points="0,1820 0,980 1698,0 3395,980 3395,1820 1698,2800">
              <text:p/>
            </draw:polygon>
            <draw:polygon draw:style-name="gr64" draw:text-style-name="P4" draw:layer="layout" svg:width="0.848cm" svg:height="0.489cm" svg:x="11.623cm" svg:y="20.728cm" svg:viewBox="0 0 849 490" draw:points="121,140 728,490 849,420 242,70 363,0 0,0 0,210">
              <text:p/>
            </draw:polygon>
            <draw:polygon draw:style-name="gr65" draw:text-style-name="P4" draw:layer="layout" svg:width="0.847cm" svg:height="0.489cm" svg:x="12.472cm" svg:y="20.798cm" svg:viewBox="0 0 848 490" draw:points="605,420 484,490 848,490 848,280 727,350 121,0 0,70">
              <text:p/>
            </draw:polygon>
            <draw:polygon draw:style-name="gr66" draw:text-style-name="P4" draw:layer="layout" svg:width="0.847cm" svg:height="0.489cm" svg:x="12.351cm" svg:y="20.308cm" svg:viewBox="0 0 848 490" draw:points="121,140 727,490 848,420 242,70 363,0 0,0 0,210">
              <text:p/>
            </draw:polygon>
            <draw:polygon draw:style-name="gr67" draw:text-style-name="P4" draw:layer="layout" svg:width="0.847cm" svg:height="0.489cm" svg:x="13.2cm" svg:y="20.378cm" svg:viewBox="0 0 848 490" draw:points="605,420 484,490 848,490 848,280 727,350 121,0 0,70">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68" draw:text-style-name="P1" draw:layer="layout" svg:width="1.851cm" svg:height="1.189cm" svg:x="7.324cm" svg:y="12.758cm" svg:viewBox="0 0 1852 1190" svg:d="M0 1190c475 0 1698-560 1819-770s-121-420-242-420c0 300-1577 690-1577 1190z">
            <text:p/>
          </draw:path>
          <draw:g>
            <draw:polygon draw:style-name="gr69" draw:text-style-name="P8" draw:layer="layout" svg:width="1.697cm" svg:height="1.819cm" svg:x="5.538cm" svg:y="12.198cm" svg:viewBox="0 0 1698 1820" draw:points="0,840 0,0 1698,980 1698,1820">
              <text:p/>
            </draw:polygon>
            <draw:polygon draw:style-name="gr70" draw:text-style-name="P9" draw:layer="layout" svg:width="1.696cm" svg:height="1.819cm" svg:x="7.236cm" svg:y="12.198cm" svg:viewBox="0 0 1697 1820" draw:points="0,1820 0,980 1697,0 1697,840">
              <text:p/>
            </draw:polygon>
            <draw:polygon draw:style-name="gr71" draw:text-style-name="P10" draw:layer="layout" svg:width="3.394cm" svg:height="1.959cm" svg:x="5.538cm" svg:y="11.218cm" svg:viewBox="0 0 3395 1960" draw:points="1698,1960 0,980 1698,0 3395,980">
              <text:p/>
            </draw:polygon>
            <draw:polygon draw:style-name="gr72" draw:text-style-name="P11" draw:layer="layout" svg:width="3.394cm" svg:height="2.799cm" svg:x="5.538cm" svg:y="11.218cm" svg:viewBox="0 0 3395 2800" draw:points="0,1820 0,980 1698,0 3395,980 3395,1820 1698,2800">
              <text:p/>
            </draw:polygon>
            <draw:polygon draw:style-name="gr73" draw:text-style-name="P4" draw:layer="layout" svg:width="0.848cm" svg:height="0.489cm" svg:x="6.023cm" svg:y="12.128cm" svg:viewBox="0 0 849 490" draw:points="121,140 728,490 849,420 242,70 363,0 0,0 0,210">
              <text:p/>
            </draw:polygon>
            <draw:polygon draw:style-name="gr74" draw:text-style-name="P4" draw:layer="layout" svg:width="0.847cm" svg:height="0.489cm" svg:x="6.872cm" svg:y="12.198cm" svg:viewBox="0 0 848 490" draw:points="605,420 484,490 848,490 848,280 727,350 121,0 0,70">
              <text:p/>
            </draw:polygon>
            <draw:polygon draw:style-name="gr75" draw:text-style-name="P4" draw:layer="layout" svg:width="0.847cm" svg:height="0.489cm" svg:x="6.751cm" svg:y="11.708cm" svg:viewBox="0 0 848 490" draw:points="121,140 727,490 848,420 242,70 363,0 0,0 0,210">
              <text:p/>
            </draw:polygon>
            <draw:polygon draw:style-name="gr76" draw:text-style-name="P4" draw:layer="layout" svg:width="0.847cm" svg:height="0.489cm" svg:x="7.6cm" svg:y="11.778cm" svg:viewBox="0 0 848 490" draw:points="605,420 484,490 848,490 848,280 727,350 121,0 0,70">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77" draw:text-style-name="P1" draw:layer="layout" svg:width="1.851cm" svg:height="1.189cm" svg:x="12.862cm" svg:y="5.758cm" svg:viewBox="0 0 1852 1190" svg:d="M0 1190c475 0 1698-560 1819-770s-121-420-242-420c0 300-1577 690-1577 1190z">
            <text:p/>
          </draw:path>
          <draw:g>
            <draw:polygon draw:style-name="gr78" draw:text-style-name="P8" draw:layer="layout" svg:width="1.697cm" svg:height="1.819cm" svg:x="11.076cm" svg:y="5.198cm" svg:viewBox="0 0 1698 1820" draw:points="0,840 0,0 1698,980 1698,1820">
              <text:p/>
            </draw:polygon>
            <draw:polygon draw:style-name="gr79" draw:text-style-name="P9" draw:layer="layout" svg:width="1.696cm" svg:height="1.819cm" svg:x="12.774cm" svg:y="5.198cm" svg:viewBox="0 0 1697 1820" draw:points="0,1820 0,980 1697,0 1697,840">
              <text:p/>
            </draw:polygon>
            <draw:polygon draw:style-name="gr80" draw:text-style-name="P10" draw:layer="layout" svg:width="3.394cm" svg:height="1.959cm" svg:x="11.076cm" svg:y="4.218cm" svg:viewBox="0 0 3395 1960" draw:points="1698,1960 0,980 1698,0 3395,980">
              <text:p/>
            </draw:polygon>
            <draw:polygon draw:style-name="gr81" draw:text-style-name="P11" draw:layer="layout" svg:width="3.394cm" svg:height="2.799cm" svg:x="11.076cm" svg:y="4.218cm" svg:viewBox="0 0 3395 2800" draw:points="0,1820 0,980 1698,0 3395,980 3395,1820 1698,2800">
              <text:p/>
            </draw:polygon>
            <draw:polygon draw:style-name="gr82" draw:text-style-name="P4" draw:layer="layout" svg:width="0.848cm" svg:height="0.489cm" svg:x="11.561cm" svg:y="5.128cm" svg:viewBox="0 0 849 490" draw:points="121,140 728,490 849,420 242,70 363,0 0,0 0,210">
              <text:p/>
            </draw:polygon>
            <draw:polygon draw:style-name="gr83" draw:text-style-name="P4" draw:layer="layout" svg:width="0.847cm" svg:height="0.489cm" svg:x="12.41cm" svg:y="5.198cm" svg:viewBox="0 0 848 490" draw:points="605,420 484,490 848,490 848,280 727,350 121,0 0,70">
              <text:p/>
            </draw:polygon>
            <draw:polygon draw:style-name="gr84" draw:text-style-name="P4" draw:layer="layout" svg:width="0.847cm" svg:height="0.489cm" svg:x="12.289cm" svg:y="4.708cm" svg:viewBox="0 0 848 490" draw:points="121,140 727,490 848,420 242,70 363,0 0,0 0,210">
              <text:p/>
            </draw:polygon>
            <draw:polygon draw:style-name="gr85" draw:text-style-name="P4" draw:layer="layout" svg:width="0.847cm" svg:height="0.489cm" svg:x="13.138cm" svg:y="4.778cm" svg:viewBox="0 0 848 490" draw:points="605,420 484,490 848,490 848,280 727,350 121,0 0,70">
              <text:p/>
            </draw:polygon>
          </draw:g>
        </draw:g>
        <draw:frame draw:style-name="gr15" draw:text-style-name="P6" draw:layer="layout" svg:width="2.17cm" svg:height="2.17cm" svg:x="7.576cm" svg:y="15.248cm">
          <draw:image xlink:href="Pictures/100003C300000BCC00000BCCCC51AE0330201439.svg" xlink:type="simple" xlink:show="embed" xlink:actuate="onLoad">
            <text:p/>
          </draw:image>
          <draw:image xlink:href="Pictures/100002010000007200000072C2B0F478E243500C.png" xlink:type="simple" xlink:show="embed" xlink:actuate="onLoad"/>
        </draw:frame>
        <draw:frame draw:style-name="gr15" draw:text-style-name="P6" draw:layer="layout" svg:width="2.17cm" svg:height="2.17cm" svg:x="14.376cm" svg:y="12.018cm">
          <draw:image xlink:href="Pictures/100003C300000BCC00000BCCCC51AE0330201439.svg" xlink:type="simple" xlink:show="embed" xlink:actuate="onLoad">
            <text:p/>
          </draw:image>
          <draw:image xlink:href="Pictures/100002010000007200000072C2B0F478E243500C.png" xlink:type="simple" xlink:show="embed" xlink:actuate="onLoad"/>
        </draw:fram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86" draw:text-style-name="P1" draw:layer="layout" svg:width="0.885cm" svg:height="0.456cm" svg:x="15.69cm" svg:y="22.661cm" svg:viewBox="0 0 886 457" svg:d="M0 457c251 0 644-145 814-240 169-95 0-217-86-217z">
            <text:p/>
          </draw:path>
          <draw:g>
            <draw:polygon draw:style-name="gr87" draw:text-style-name="P12" draw:layer="layout" svg:width="0.513cm" svg:height="1.129cm" svg:x="15.176cm" svg:y="21.988cm" svg:viewBox="0 0 514 1130" draw:points="0,870 0,0 514,261 514,1130">
              <text:p/>
            </draw:polygon>
            <draw:polygon draw:style-name="gr88" draw:text-style-name="P13" draw:layer="layout" svg:width="0.727cm" svg:height="1.238cm" svg:x="15.69cm" svg:y="21.879cm" svg:viewBox="0 0 728 1239" draw:points="0,1239 0,370 728,0 728,870">
              <text:p/>
            </draw:polygon>
            <draw:polygon draw:style-name="gr89" draw:text-style-name="P14" draw:layer="layout" svg:width="1.241cm" svg:height="0.629cm" svg:x="15.176cm" svg:y="21.618cm" svg:viewBox="0 0 1242 630" draw:points="514,630 0,370 728,0 1242,261">
              <text:p/>
            </draw:polygon>
            <draw:polygon draw:style-name="gr90" draw:text-style-name="P11" draw:layer="layout" svg:width="1.241cm" svg:height="1.499cm" svg:x="15.176cm" svg:y="21.618cm" svg:viewBox="0 0 1242 1500" draw:points="0,1239 0,370 728,0 1242,261 1242,1130 514,1500">
              <text:p/>
            </draw:polygon>
            <draw:line draw:style-name="gr91" draw:text-style-name="P15" draw:layer="layout" svg:x1="15.604cm" svg:y1="22.901cm" svg:x2="15.261cm" svg:y2="22.727cm">
              <text:p/>
            </draw:line>
            <draw:line draw:style-name="gr92" draw:text-style-name="P15" draw:layer="layout" svg:x1="15.604cm" svg:y1="22.988cm" svg:x2="15.261cm" svg:y2="22.814cm">
              <text:p/>
            </draw:line>
            <draw:line draw:style-name="gr93" draw:text-style-name="P15" draw:layer="layout" svg:x1="15.604cm" svg:y1="22.944cm" svg:x2="15.261cm" svg:y2="22.77cm">
              <text:p/>
            </draw:line>
            <draw:polyline draw:style-name="gr94" draw:text-style-name="P15" draw:layer="layout" svg:width="0.427cm" svg:height="0.26cm" svg:x="15.219cm" svg:y="22.118cm" svg:viewBox="0 0 428 261" draw:points="428,261 0,43 0,0">
              <text:p/>
            </draw:polyline>
            <draw:polyline draw:style-name="gr95" draw:text-style-name="P15" draw:layer="layout" svg:width="0.42cm" svg:height="0.261cm" svg:x="15.226cm" svg:y="22.117cm" svg:viewBox="0 0 421 262" draw:points="421,262 421,218 0,0">
              <text:p/>
            </draw:polyline>
            <draw:polygon draw:style-name="gr96" draw:text-style-name="P16" draw:layer="layout" svg:width="0.049cm" svg:height="0.076cm" svg:x="15.377cm" svg:y="22.552cm" svg:viewBox="0 0 50 77" draw:points="0,51 0,0 50,25 50,77">
              <text:p/>
            </draw:polygon>
            <draw:line draw:style-name="gr97" draw:text-style-name="P15" draw:layer="layout" svg:x1="15.604cm" svg:y1="22.857cm" svg:x2="15.261cm" svg:y2="22.683cm">
              <text:p/>
            </draw:line>
          </draw:g>
        </draw:g>
        <draw:frame draw:style-name="text" draw:layer="layout" svg:width="2.3cm" svg:height="1cm" svg:x="14.676cm" svg:y="23.018cm">
          <draw:text-box>
            <text:p>ARP-proxy scapy</text:p>
          </draw:text-box>
        </draw:frame>
        <draw:custom-shape draw:style-name="gr48" draw:layer="layout" svg:width="3.169cm" svg:height="1.963cm" draw:transform="rotate (0.015707963267949) translate (8.374cm 21.761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2.0/24</text:p>
          <text:p>cut</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layer="layout" svg:width="3.169cm" svg:height="1.963cm" draw:transform="rotate (0.015707963267949) translate (14.374cm 24.161cm)">
          <draw:glue-point draw:id="4" svg:x="-0.5cm" svg:y="4.678cm"/>
          <draw:glue-point draw:id="5" svg:x="-0.991cm" svg:y="4.322cm"/>
          <draw:glue-point draw:id="6" svg:x="-1.491cm" svg:y="3.975cm"/>
          <draw:glue-point draw:id="7" svg:x="-1.737cm" svg:y="3.333cm"/>
          <draw:glue-point draw:id="8" svg:x="-2.237cm" svg:y="3.312cm"/>
          <draw:glue-point draw:id="9" svg:x="-2.729cm" svg:y="3.282cm"/>
          <draw:glue-point draw:id="10" svg:x="-3.229cm" svg:y="2.945cm"/>
          <draw:glue-point draw:id="11" svg:x="-3.475cm" svg:y="2.609cm"/>
          <draw:glue-point draw:id="12" svg:x="-3.721cm" svg:y="1.641cm"/>
          <draw:glue-point draw:id="13" svg:x="-4.213cm" svg:y="1.314cm"/>
          <draw:glue-point draw:id="14" svg:x="-4.713cm" svg:y="0.642cm"/>
          <draw:glue-point draw:id="15" svg:x="-4.95cm" svg:y="-1.141cm"/>
          <draw:glue-point draw:id="16" svg:x="-4.696cm" svg:y="-1.763cm"/>
          <draw:glue-point draw:id="17" svg:x="-4.696cm" svg:y="-2.711cm"/>
          <draw:glue-point draw:id="18" svg:x="-4.442cm" svg:y="-3.333cm"/>
          <draw:glue-point draw:id="19" svg:x="-3.942cm" svg:y="-3.628cm"/>
          <draw:glue-point draw:id="20" svg:x="-3.442cm" svg:y="-4.546cm"/>
          <draw:glue-point draw:id="21" svg:x="-2.942cm" svg:y="-4.862cm"/>
          <draw:glue-point draw:id="22" svg:x="-2.45cm" svg:y="-4.831cm"/>
          <draw:glue-point draw:id="23" svg:x="-1.696cm" svg:y="-4.454cm"/>
          <draw:glue-point draw:id="24" svg:x="-1.45cm" svg:y="-4.77cm"/>
          <draw:glue-point draw:id="25" svg:x="-0.95cm" svg:y="-4.75cm"/>
          <draw:glue-point draw:id="26" svg:x="-0.459cm" svg:y="-4.393cm"/>
          <draw:glue-point draw:id="27" svg:x="-0.204cm" svg:y="-4.067cm"/>
          <draw:glue-point draw:id="28" svg:x="0.245cm" svg:y="-4.362cm"/>
          <draw:glue-point draw:id="29" svg:x="0.745cm" svg:y="-4.332cm"/>
          <draw:glue-point draw:id="30" svg:x="1.491cm" svg:y="-3.975cm"/>
          <draw:glue-point draw:id="31" svg:x="1.983cm" svg:y="-3.639cm"/>
          <draw:glue-point draw:id="32" svg:x="2.491cm" svg:y="-3.924cm"/>
          <draw:glue-point draw:id="33" svg:x="2.983cm" svg:y="-3.588cm"/>
          <draw:glue-point draw:id="34" svg:x="3.475cm" svg:y="-3.241cm"/>
          <draw:glue-point draw:id="35" svg:x="3.975cm" svg:y="-2.589cm"/>
          <draw:glue-point draw:id="36" svg:x="4.221cm" svg:y="-1.63cm"/>
          <draw:glue-point draw:id="37" svg:x="4.467cm" svg:y="-1.304cm"/>
          <draw:glue-point draw:id="38" svg:x="4.713cm" svg:y="-0.958cm"/>
          <draw:glue-point draw:id="39" svg:x="4.967cm" svg:y="-0.316cm"/>
          <draw:glue-point draw:id="40" svg:x="4.704cm" svg:y="0.815cm"/>
          <draw:glue-point draw:id="41" svg:x="4.696cm" svg:y="1.763cm"/>
          <draw:glue-point draw:id="42" svg:x="4.442cm" svg:y="2.701cm"/>
          <draw:glue-point draw:id="43" svg:x="3.95cm" svg:y="2.996cm"/>
          <draw:glue-point draw:id="44" svg:x="3.45cm" svg:y="3.282cm"/>
          <draw:glue-point draw:id="45" svg:x="3.196cm" svg:y="3.904cm"/>
          <draw:glue-point draw:id="46" svg:x="2.696cm" svg:y="4.189cm"/>
          <draw:glue-point draw:id="47" svg:x="1.95cm" svg:y="4.148cm"/>
          <draw:glue-point draw:id="48" svg:x="1.45cm" svg:y="4.128cm"/>
          <draw:glue-point draw:id="49" svg:x="0.95cm" svg:y="4.108cm"/>
          <draw:glue-point draw:id="50" svg:x="0.459cm" svg:y="4.729cm"/>
          <text:p>10.0.1.0/24</text:p>
          <text:p>cut</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fill-color="#99ccff" draw:fill-image-width="0cm" draw:fill-image-height="0cm" draw:textarea-horizontal-align="center" draw:textarea-vertical-align="middle"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paragraph-properties fo:text-align="center"/>
      <style:text-properties fo:font-size="10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et-x" style:family="graphic" style:parent-style-name="standard">
      <style:graphic-properties draw:fill="solid" draw:fill-color="#ffffff" fo:min-height="2.857cm" fo:min-width="5.052cm"/>
      <style:paragraph-properties fo:text-align="center">
        <style:tab-stops/>
      </style:paragraph-properties>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2T11:45:10.909881044</meta:creation-date>
    <dc:date>2017-03-12T15:05:31.041792045</dc:date>
    <meta:editing-duration>PT30M52S</meta:editing-duration>
    <meta:editing-cycles>6</meta:editing-cycles>
    <meta:generator>LibreOffice/5.1.6.2$Linux_X86_64 LibreOffice_project/10m0$Build-2</meta:generator>
    <meta:document-statistic meta:object-count="142"/>
  </office:meta>
</office:document-meta>
</file>